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.999cm" svg:height="8.999cm" svg:x="1.937cm" svg:y="4.389cm">
            <draw:object draw:notify-on-update-of-ranges="Sheet1.B2:Sheet1.D5 Sheet1.L2:Sheet1.L5 Sheet1.L6:Sheet1.L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F2]/3)" office:value-type="float" office:value="1024" calcext:value-type="float">
            <text:p>1024</text:p>
          </table:table-cell>
          <table:table-cell table:formula="of:=IF([.D2]&lt;=32;1;ceil([.D2]/32)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95265" calcext:value-type="float">
            <text:p>395265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9.67" calcext:value-type="float">
            <text:p>109.6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74719" calcext:value-type="float">
            <text:p>187497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7097095.8" calcext:value-type="float">
            <text:p>17097095.8</text:p>
          </table:table-cell>
          <table:table-cell office:value-type="float" office:value="75321" calcext:value-type="float">
            <text:p>75321</text:p>
          </table:table-cell>
          <table:table-cell office:value-type="float" office:value="395281" calcext:value-type="float">
            <text:p>395281</text:p>
          </table:table-cell>
          <table:table-cell office:value-type="float" office:value="192538" calcext:value-type="float">
            <text:p>19253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0.7699" calcext:value-type="float">
            <text:p>10.7699</text:p>
          </table:table-cell>
          <table:table-cell office:value-type="float" office:value="41.7596" calcext:value-type="float">
            <text:p>41.7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728" calcext:value-type="float">
            <text:p>40.2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775" calcext:value-type="float">
            <text:p>45.7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496" calcext:value-type="float">
            <text:p>19.9496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6742" calcext:value-type="float">
            <text:p>109.674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F3]/3)" office:value-type="float" office:value="2048" calcext:value-type="float">
            <text:p>2048</text:p>
          </table:table-cell>
          <table:table-cell table:formula="of:=IF([.D3]&lt;=32;1;INT([.D3]/32))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22.5452" calcext:value-type="float">
            <text:p>122.5452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6083580" calcext:value-type="float">
            <text:p>7536083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61498437.72" calcext:value-type="float">
            <text:p>61498437.72</text:p>
          </table:table-cell>
          <table:table-cell office:value-type="float" office:value="299554" calcext:value-type="float">
            <text:p>29955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400378" calcext:value-type="float">
            <text:p>4003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4.6469" calcext:value-type="float">
            <text:p>14.6469</text:p>
          </table:table-cell>
          <table:table-cell office:value-type="float" office:value="44.4258" calcext:value-type="float">
            <text:p>44.4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7007" calcext:value-type="float">
            <text:p>44.7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848" calcext:value-type="float">
            <text:p>59.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71" calcext:value-type="float">
            <text:p>21.5471</text:p>
          </table:table-cell>
          <table:table-cell office:value-type="float" office:value="0.883" calcext:value-type="float">
            <text:p>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5502" calcext:value-type="float">
            <text:p>122.550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F4]/3)" office:value-type="float" office:value="4096" calcext:value-type="float">
            <text:p>4096</text:p>
          </table:table-cell>
          <table:table-cell table:formula="of:=IF([.D4]&lt;=32;1;INT([.D4]/32))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5.327" calcext:value-type="float">
            <text:p>135.327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5511023" calcext:value-type="float">
            <text:p>29875511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220772879.7" calcext:value-type="float">
            <text:p>220772879.7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42065" calcext:value-type="float">
            <text:p>642065</text:p>
          </table:table-cell>
          <table:table-cell office:value-type="float" office:value="250378" calcext:value-type="float">
            <text:p>2503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0.0776" calcext:value-type="float">
            <text:p>20.0776</text:p>
          </table:table-cell>
          <table:table-cell office:value-type="float" office:value="47.0738" calcext:value-type="float">
            <text:p>47.0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6045" calcext:value-type="float">
            <text:p>46.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11" calcext:value-type="float">
            <text:p>75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06" calcext:value-type="float">
            <text:p>26.5506</text:p>
          </table:table-cell>
          <table:table-cell office:value-type="float" office:value="1.6192" calcext:value-type="float">
            <text:p>1.6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3325" calcext:value-type="float">
            <text:p>135.332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F5]/3)" office:value-type="float" office:value="8192" calcext:value-type="float">
            <text:p>8192</text:p>
          </table:table-cell>
          <table:table-cell table:formula="of:=IF([.D5]&lt;=32;1;INT([.D5]/32))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9.326" calcext:value-type="float">
            <text:p>189.326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49426667" calcext:value-type="float">
            <text:p>12004942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634110198.27" calcext:value-type="float">
            <text:p>634110198.27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322065" calcext:value-type="float">
            <text:p>322065</text:p>
          </table:table-cell>
          <table:table-cell office:value-type="float" office:value="175378" calcext:value-type="float">
            <text:p>1753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7.9225" calcext:value-type="float">
            <text:p>27.9225</text:p>
          </table:table-cell>
          <table:table-cell office:value-type="float" office:value="45.2977" calcext:value-type="float">
            <text:p>45.2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1568" calcext:value-type="float">
            <text:p>49.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6678" calcext:value-type="float">
            <text:p>130.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453" calcext:value-type="float">
            <text:p>49.0453</text:p>
          </table:table-cell>
          <table:table-cell office:value-type="float" office:value="3.0941" calcext:value-type="float">
            <text:p>3.0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3342" calcext:value-type="float">
            <text:p>189.334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F6]/3)" office:value-type="float" office:value="1024" calcext:value-type="float">
            <text:p>1024</text:p>
          </table:table-cell>
          <table:table-cell table:formula="of:=IF([.D6]&lt;=32;1;INT([.D6]/32)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95265" calcext:value-type="float">
            <text:p>395265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0.0219" calcext:value-type="float">
            <text:p>130.021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74719" calcext:value-type="float">
            <text:p>187497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16" calcext:value-type="float">
            <text:p>64016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4420941.84" calcext:value-type="float">
            <text:p>14420941.84</text:p>
          </table:table-cell>
          <table:table-cell office:value-type="float" office:value="75321" calcext:value-type="float">
            <text:p>75321</text:p>
          </table:table-cell>
          <table:table-cell office:value-type="float" office:value="395281" calcext:value-type="float">
            <text:p>395281</text:p>
          </table:table-cell>
          <table:table-cell office:value-type="float" office:value="210778" calcext:value-type="float">
            <text:p>21077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1.465" calcext:value-type="float">
            <text:p>11.465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657" calcext:value-type="float">
            <text:p>40.3657</text:p>
          </table:table-cell>
          <table:table-cell office:value-type="float" office:value="0.0536" calcext:value-type="float">
            <text:p>0.0536</text:p>
          </table:table-cell>
          <table:table-cell office:value-type="float" office:value="0" calcext:value-type="float">
            <text:p>0</text:p>
          </table:table-cell>
          <table:table-cell office:value-type="float" office:value="51.4784" calcext:value-type="float">
            <text:p>51.4784</text:p>
          </table:table-cell>
          <table:table-cell office:value-type="float" office:value="18.7233" calcext:value-type="float">
            <text:p>18.7233</text:p>
          </table:table-cell>
          <table:table-cell office:value-type="float" office:value="0" calcext:value-type="float">
            <text:p>0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0.4612" calcext:value-type="float">
            <text:p>0.4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0268" calcext:value-type="float">
            <text:p>130.026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F7]/3)" office:value-type="float" office:value="2048" calcext:value-type="float">
            <text:p>2048</text:p>
          </table:table-cell>
          <table:table-cell table:formula="of:=IF([.D7]&lt;=32;1;INT([.D7]/32))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0.3244" calcext:value-type="float">
            <text:p>150.3244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6083580" calcext:value-type="float">
            <text:p>7536083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50133855.75" calcext:value-type="float">
            <text:p>50133855.75</text:p>
          </table:table-cell>
          <table:table-cell office:value-type="float" office:value="299554" calcext:value-type="float">
            <text:p>299554</text:p>
          </table:table-cell>
          <table:table-cell office:value-type="float" office:value="657425" calcext:value-type="float">
            <text:p>657425</text:p>
          </table:table-cell>
          <table:table-cell office:value-type="float" office:value="272218" calcext:value-type="float">
            <text:p>27221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4.6242" calcext:value-type="float">
            <text:p>14.6242</text:p>
          </table:table-cell>
          <table:table-cell office:value-type="float" office:value="45.5832" calcext:value-type="float">
            <text:p>45.5832</text:p>
          </table:table-cell>
          <table:table-cell office:value-type="float" office:value="0.7702" calcext:value-type="float">
            <text:p>0.7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927" calcext:value-type="float">
            <text:p>44.992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68.5982" calcext:value-type="float">
            <text:p>68.5982</text:p>
          </table:table-cell>
          <table:table-cell office:value-type="float" office:value="23.1112" calcext:value-type="float">
            <text:p>23.1112</text:p>
          </table:table-cell>
          <table:table-cell office:value-type="float" office:value="0" calcext:value-type="float">
            <text:p>0</text:p>
          </table:table-cell>
          <table:table-cell office:value-type="float" office:value="22.731" calcext:value-type="float">
            <text:p>22.731</text:p>
          </table:table-cell>
          <table:table-cell office:value-type="float" office:value="0.8783" calcext:value-type="float">
            <text:p>0.8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3305" calcext:value-type="float">
            <text:p>150.330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F8]/3)" office:value-type="float" office:value="4096" calcext:value-type="float">
            <text:p>4096</text:p>
          </table:table-cell>
          <table:table-cell table:formula="of:=IF([.D8]&lt;=32;1;INT([.D8]/32))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3.8828" calcext:value-type="float">
            <text:p>163.8828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5511023" calcext:value-type="float">
            <text:p>29875511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82304238.19" calcext:value-type="float">
            <text:p>182304238.19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57425" calcext:value-type="float">
            <text:p>657425</text:p>
          </table:table-cell>
          <table:table-cell office:value-type="float" office:value="272218" calcext:value-type="float">
            <text:p>27221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0.0748" calcext:value-type="float">
            <text:p>20.0748</text:p>
          </table:table-cell>
          <table:table-cell office:value-type="float" office:value="45.2691" calcext:value-type="float">
            <text:p>45.2691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12" calcext:value-type="float">
            <text:p>46.512</text:p>
          </table:table-cell>
          <table:table-cell office:value-type="float" office:value="0.0542" calcext:value-type="float">
            <text:p>0.0542</text:p>
          </table:table-cell>
          <table:table-cell office:value-type="float" office:value="0" calcext:value-type="float">
            <text:p>0</text:p>
          </table:table-cell>
          <table:table-cell office:value-type="float" office:value="86.4542" calcext:value-type="float">
            <text:p>86.4542</text:p>
          </table:table-cell>
          <table:table-cell office:value-type="float" office:value="24.2897" calcext:value-type="float">
            <text:p>24.2897</text:p>
          </table:table-cell>
          <table:table-cell office:value-type="float" office:value="0" calcext:value-type="float">
            <text:p>0</text:p>
          </table:table-cell>
          <table:table-cell office:value-type="float" office:value="26.4723" calcext:value-type="float">
            <text:p>26.4723</text:p>
          </table:table-cell>
          <table:table-cell office:value-type="float" office:value="1.6804" calcext:value-type="float">
            <text:p>1.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8894" calcext:value-type="float">
            <text:p>163.889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F9]/3)" office:value-type="float" office:value="8192" calcext:value-type="float">
            <text:p>8192</text:p>
          </table:table-cell>
          <table:table-cell table:formula="of:=IF([.D9]&lt;=32;1;INT([.D9]/32))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22.0246" calcext:value-type="float">
            <text:p>222.0246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49426667" calcext:value-type="float">
            <text:p>12004942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540721674.42" calcext:value-type="float">
            <text:p>540721674.42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657425" calcext:value-type="float">
            <text:p>657425</text:p>
          </table:table-cell>
          <table:table-cell office:value-type="float" office:value="272218" calcext:value-type="float">
            <text:p>27221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0.8064" calcext:value-type="float">
            <text:p>30.8064</text:p>
          </table:table-cell>
          <table:table-cell office:value-type="float" office:value="44.4221" calcext:value-type="float">
            <text:p>44.4221</text:p>
          </table:table-cell>
          <table:table-cell office:value-type="float" office:value="3.5029" calcext:value-type="float">
            <text:p>3.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405" calcext:value-type="float">
            <text:p>48.2405</text:p>
          </table:table-cell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  <table:table-cell office:value-type="float" office:value="148.0747" calcext:value-type="float">
            <text:p>148.0747</text:p>
          </table:table-cell>
          <table:table-cell office:value-type="float" office:value="26.1119" calcext:value-type="float">
            <text:p>26.1119</text:p>
          </table:table-cell>
          <table:table-cell office:value-type="float" office:value="0" calcext:value-type="float">
            <text:p>0</text:p>
          </table:table-cell>
          <table:table-cell office:value-type="float" office:value="47.3928" calcext:value-type="float">
            <text:p>47.3928</text:p>
          </table:table-cell>
          <table:table-cell office:value-type="float" office:value="3.1224" calcext:value-type="float">
            <text:p>3.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.0343" calcext:value-type="float">
            <text:p>222.0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kin Cruz</meta:initial-creator>
    <meta:creation-date>2022-10-04T11:12:16.864978995</meta:creation-date>
    <dc:date>2022-10-21T10:52:02.333585290</dc:date>
    <dc:creator>Elkin Cruz</dc:creator>
    <meta:editing-duration>PT28M14S</meta:editing-duration>
    <meta:editing-cycles>4</meta:editing-cycles>
    <meta:generator>LibreOffice/7.4.1.2$Linux_X86_64 LibreOffice_project/40$Build-2</meta:generator>
    <meta:document-statistic meta:table-count="1" meta:cell-count="5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3.952cm" style:legend-expansion="high" chart:style-name="ch2"/>
        <chart:plot-area chart:style-name="ch3" table:cell-range-address="Sheet1.B2:Sheet1.D5 Sheet1.L2:Sheet1.L9" chart:data-source-has-labels="both" svg:x="0.32cm" svg:y="0.18cm" svg:width="12.647cm" svg:height="8.64cm">
          <chart:coordinate-region svg:x="1.127cm" svg:y="0.379cm" svg:width="11.84cm" svg:height="6.998cm"/>
          <chart:axis chart:dimension="x" chart:name="primary-x" chart:style-name="ch4" chartooo:axis-type="auto">
            <chartooo:date-scale/>
            <chart:categories table:cell-range-address="Sheet1.B2:Sheet1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5" loext:label-string="conservative" chart:class="chart:bar">
            <chart:data-point chart:repeated="4"/>
          </chart:series>
          <chart:series chart:style-name="ch8" chart:values-cell-range-address="Sheet1.L6:Sheet1.L9" loext:label-string="optimsitic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ervative</text:p>
              </table:table-cell>
              <table:table-cell office:value-type="string">
                <text:p>optimsitic</text:p>
              </table:table-cell>
            </table:table-row>
          </table:table-header-rows>
          <table:table-rows>
            <table:table-row>
              <table:table-cell office:value-type="float" office:value="1024">
                <text:p>1024 1 16</text:p>
                <text:list>
                  <text:list-item>
                    <text:p>1024</text:p>
                  </text:list-item>
                  <text:list-item>
                    <text:p>1</text:p>
                  </text:list-item>
                  <text:list-item>
                    <text:p>16</text:p>
                  </text:list-item>
                </text:list>
                <draw:g>
                  <svg:desc>Sheet1.B2:Sheet1.D5</svg:desc>
                </draw:g>
              </table:table-cell>
              <table:table-cell office:value-type="float" office:value="109.67">
                <text:p>109.67</text:p>
                <draw:g>
                  <svg:desc>Sheet1.L2:Sheet1.L5</svg:desc>
                </draw:g>
              </table:table-cell>
              <table:table-cell office:value-type="float" office:value="130.0219">
                <text:p>130.0219</text:p>
                <draw:g>
                  <svg:desc>Sheet1.L6:Sheet1.L9</svg:desc>
                </draw:g>
              </table:table-cell>
            </table:table-row>
            <table:table-row>
              <table:table-cell office:value-type="float" office:value="2048">
                <text:p>2048 2 64</text:p>
                <text:list>
                  <text:list-item>
                    <text:p>2048</text:p>
                  </text:list-item>
                  <text:list-item>
                    <text:p>2</text:p>
                  </text:list-item>
                  <text:list-item>
                    <text:p>64</text:p>
                  </text:list-item>
                </text:list>
              </table:table-cell>
              <table:table-cell office:value-type="float" office:value="122.5452">
                <text:p>122.5452</text:p>
              </table:table-cell>
              <table:table-cell office:value-type="float" office:value="150.3244">
                <text:p>150.3244</text:p>
              </table:table-cell>
            </table:table-row>
            <table:table-row>
              <table:table-cell office:value-type="float" office:value="4096">
                <text:p>4096 8 256</text:p>
                <text:list>
                  <text:list-item>
                    <text:p>4096</text:p>
                  </text:list-item>
                  <text:list-item>
                    <text:p>8</text:p>
                  </text:list-item>
                  <text:list-item>
                    <text:p>256</text:p>
                  </text:list-item>
                </text:list>
              </table:table-cell>
              <table:table-cell office:value-type="float" office:value="135.327">
                <text:p>135.327</text:p>
              </table:table-cell>
              <table:table-cell office:value-type="float" office:value="163.8828">
                <text:p>163.8828</text:p>
              </table:table-cell>
            </table:table-row>
            <table:table-row>
              <table:table-cell office:value-type="float" office:value="8192">
                <text:p>8192 32 1024</text:p>
                <text:list>
                  <text:list-item>
                    <text:p>8192</text:p>
                  </text:list-item>
                  <text:list-item>
                    <text:p>32</text:p>
                  </text:list-item>
                  <text:list-item>
                    <text:p>1024</text:p>
                  </text:list-item>
                </text:list>
              </table:table-cell>
              <table:table-cell office:value-type="float" office:value="189.326">
                <text:p>189.326</text:p>
              </table:table-cell>
              <table:table-cell office:value-type="float" office:value="222.0246">
                <text:p>222.0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